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f89b7" officeooo:paragraph-rsid="001f89b7"/>
    </style:style>
    <style:style style:name="P2" style:family="paragraph" style:parent-style-name="Standard">
      <style:paragraph-properties fo:text-align="center" style:justify-single-word="false"/>
      <style:text-properties officeooo:rsid="001f89b7" officeooo:paragraph-rsid="001f89b7"/>
    </style:style>
    <style:style style:name="P3" style:family="paragraph" style:parent-style-name="Standard">
      <style:text-properties fo:font-style="italic" officeooo:rsid="001f89b7" officeooo:paragraph-rsid="001f89b7" style:font-style-asian="italic" style:font-style-complex="italic"/>
    </style:style>
    <style:style style:name="P4" style:family="paragraph" style:parent-style-name="Standard">
      <style:text-properties officeooo:rsid="001fee2a" officeooo:paragraph-rsid="001fee2a"/>
    </style:style>
    <style:style style:name="P5" style:family="paragraph" style:parent-style-name="Standard">
      <style:text-properties officeooo:rsid="00214451" officeooo:paragraph-rsid="00214451"/>
    </style:style>
    <style:style style:name="P6" style:family="paragraph" style:parent-style-name="Standard">
      <style:text-properties officeooo:rsid="0021aa59" officeooo:paragraph-rsid="0021aa59"/>
    </style:style>
    <style:style style:name="P7" style:family="paragraph" style:parent-style-name="Standard">
      <style:text-properties officeooo:rsid="0021aa59" officeooo:paragraph-rsid="0021aa8f"/>
    </style:style>
    <style:style style:name="P8" style:family="paragraph" style:parent-style-name="Standard">
      <style:text-properties officeooo:rsid="0021aa8f" officeooo:paragraph-rsid="0021aa59"/>
    </style:style>
    <style:style style:name="P9" style:family="paragraph" style:parent-style-name="Standard">
      <style:text-properties officeooo:rsid="0021aa8f" officeooo:paragraph-rsid="0021aa8f"/>
    </style:style>
    <style:style style:name="P10" style:family="paragraph" style:parent-style-name="Standard">
      <style:text-properties officeooo:rsid="0021aa8f" officeooo:paragraph-rsid="002312b1"/>
    </style:style>
    <style:style style:name="P11" style:family="paragraph" style:parent-style-name="Standard">
      <style:text-properties officeooo:rsid="0021aa8f" officeooo:paragraph-rsid="0025dd74"/>
    </style:style>
    <style:style style:name="P12" style:family="paragraph" style:parent-style-name="Standard">
      <style:text-properties officeooo:rsid="0021aa8f" officeooo:paragraph-rsid="00274054"/>
    </style:style>
    <style:style style:name="P13" style:family="paragraph" style:parent-style-name="Standard">
      <style:text-properties officeooo:rsid="002312b1" officeooo:paragraph-rsid="002312b1"/>
    </style:style>
    <style:style style:name="P14" style:family="paragraph" style:parent-style-name="Standard">
      <style:text-properties officeooo:rsid="002312b1" officeooo:paragraph-rsid="0023e9a1"/>
    </style:style>
    <style:style style:name="P15" style:family="paragraph" style:parent-style-name="Standard">
      <style:text-properties officeooo:rsid="0023e9a1" officeooo:paragraph-rsid="0023e9a1"/>
    </style:style>
    <style:style style:name="P16" style:family="paragraph" style:parent-style-name="Standard">
      <style:text-properties officeooo:rsid="0023e9a1" officeooo:paragraph-rsid="0025dd74"/>
    </style:style>
    <style:style style:name="P17" style:family="paragraph" style:parent-style-name="Standard">
      <style:text-properties officeooo:rsid="0025dd74" officeooo:paragraph-rsid="0025dd74"/>
    </style:style>
    <style:style style:name="P18" style:family="paragraph" style:parent-style-name="Standard">
      <style:text-properties officeooo:rsid="0025de63" officeooo:paragraph-rsid="0025de63"/>
    </style:style>
    <style:style style:name="P19" style:family="paragraph" style:parent-style-name="Standard">
      <style:text-properties officeooo:rsid="00274054" officeooo:paragraph-rsid="00274054"/>
    </style:style>
    <style:style style:name="P20" style:family="paragraph" style:parent-style-name="Standard">
      <style:paragraph-properties fo:break-before="page"/>
      <style:text-properties officeooo:rsid="00274054" officeooo:paragraph-rsid="00274054"/>
    </style:style>
    <style:style style:name="P21" style:family="paragraph" style:parent-style-name="Standard">
      <style:text-properties officeooo:rsid="0027b70d" officeooo:paragraph-rsid="0027b70d"/>
    </style:style>
    <style:style style:name="P22" style:family="paragraph" style:parent-style-name="Heading_20_3">
      <style:paragraph-properties fo:break-before="page"/>
    </style:style>
    <style:style style:name="P23" style:family="paragraph" style:parent-style-name="Standard" style:list-style-name="L1">
      <style:text-properties officeooo:rsid="0021aa59" officeooo:paragraph-rsid="0021aa59"/>
    </style:style>
    <style:style style:name="P24" style:family="paragraph" style:parent-style-name="Title">
      <style:text-properties officeooo:rsid="001f89b7"/>
    </style:style>
    <style:style style:name="T1" style:family="text">
      <style:text-properties officeooo:rsid="001fee2a"/>
    </style:style>
    <style:style style:name="T2" style:family="text">
      <style:text-properties officeooo:rsid="00203ab8"/>
    </style:style>
    <style:style style:name="T3" style:family="text">
      <style:text-properties officeooo:rsid="00214451"/>
    </style:style>
    <style:style style:name="T4" style:family="text">
      <style:text-properties officeooo:rsid="0021aa59"/>
    </style:style>
    <style:style style:name="T5" style:family="text">
      <style:text-properties officeooo:rsid="0021aa8f"/>
    </style:style>
    <style:style style:name="T6" style:family="text">
      <style:text-properties style:font-name="Liberation Sans" fo:font-size="14.1000003814697pt" fo:font-weight="bold" officeooo:rsid="0021aa8f" style:font-name-asian="PingFang SC" style:font-size-asian="14.1000003814697pt" style:font-weight-asian="bold" style:font-name-complex="Arial Unicode MS" style:font-size-complex="14.1000003814697pt" style:font-weight-complex="bold"/>
    </style:style>
    <style:style style:name="T7" style:family="text">
      <style:text-properties officeooo:rsid="002312b1"/>
    </style:style>
    <style:style style:name="T8" style:family="text">
      <style:text-properties fo:color="#999999" loext:opacity="100%"/>
    </style:style>
    <style:style style:name="T9" style:family="text">
      <style:text-properties fo:color="#999999" loext:opacity="100%" officeooo:rsid="0021aa8f"/>
    </style:style>
    <style:style style:name="T10" style:family="text">
      <style:text-properties fo:color="#999999" loext:opacity="100%" officeooo:rsid="0021aa59"/>
    </style:style>
    <style:style style:name="T11" style:family="text">
      <style:text-properties fo:color="#999999" loext:opacity="100%" officeooo:rsid="002312b1"/>
    </style:style>
    <style:style style:name="T12" style:family="text">
      <style:text-properties fo:color="#999999" loext:opacity="100%" officeooo:rsid="00274054"/>
    </style:style>
    <style:style style:name="T13" style:family="text">
      <style:text-properties officeooo:rsid="0023e9a1"/>
    </style:style>
    <style:style style:name="T14" style:family="text">
      <style:text-properties style:font-name="Courier New"/>
    </style:style>
    <style:style style:name="T15" style:family="text">
      <style:text-properties style:font-name="Courier New" officeooo:rsid="002312b1"/>
    </style:style>
    <style:style style:name="T16" style:family="text">
      <style:text-properties officeooo:rsid="0025dd74"/>
    </style:style>
    <style:style style:name="T17" style:family="text">
      <style:text-properties officeooo:rsid="0025de63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style:text-position="super 58%"/>
    </style:style>
    <style:style style:name="T20" style:family="text">
      <style:text-properties style:text-position="super 58%" officeooo:rsid="00203ab8"/>
    </style:style>
    <style:style style:name="T21" style:family="text">
      <style:text-properties style:text-position="super 58%" officeooo:rsid="00214451"/>
    </style:style>
    <style:style style:name="T22" style:family="text">
      <style:text-properties style:text-position="super 58%" officeooo:rsid="0021aa59"/>
    </style:style>
    <style:style style:name="T23" style:family="text">
      <style:text-properties style:text-position="super 58%" officeooo:rsid="0023e9a1"/>
    </style:style>
    <style:style style:name="T24" style:family="text">
      <style:text-properties officeooo:rsid="00274054"/>
    </style:style>
    <style:style style:name="T25" style:family="text">
      <style:text-properties officeooo:rsid="0029a93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Existential Propositions</text:p>
      <text:p text:style-name="P2">by Sven Nilsen, 2022</text:p>
      <text:p text:style-name="P1"/>
      <text:p text:style-name="P3">In this paper I argue for using the Excluded Middle for non-Existence as basis for <text:span text:style-name="T1">propositions in </text:span>Type Theoretic Existential Philosophy. This creates a logical foundation for understanding unitary physical laws and unobservables.</text:p>
      <text:p text:style-name="P1"/>
      <text:p text:style-name="P1">In the field of theoretical physics<text:span text:style-name="T19"><text:reference-ref text:reference-format="text" text:ref-name="theoretical physics">[1]</text:reference-ref></text:span>, there is a deep intuition that information is preserved.</text:p>
      <text:p text:style-name="P1">For example, <text:span text:style-name="T17">there is a</text:span> debate whether black holes emit the information that is contained within<text:span text:style-name="T19"><text:reference-ref text:reference-format="text" text:ref-name="black hole information paradox">[2]</text:reference-ref></text:span>.</text:p>
      <text:p text:style-name="P1">This intuition comes from quantum mechanics<text:span text:style-name="T19"><text:reference-ref text:reference-format="text" text:ref-name="quantum mechanics">[3]</text:reference-ref></text:span>, which states that physical laws are unitary<text:span text:style-name="T19"><text:reference-ref text:reference-format="text" text:ref-name="unitary">[4]</text:reference-ref></text:span>.</text:p>
      <text:p text:style-name="P1"/>
      <text:p text:style-name="P4"><text:span text:style-name="T5">I think it is a good idea to use</text:span> Type Theory as a basis for Existential Philosophy<text:span text:style-name="T19"><text:reference-ref text:reference-format="text" text:ref-name="abandon cogito">[5]</text:reference-ref></text:span>. My motivation is to bridge the gap between Path Semantical Quality<text:span text:style-name="T19"><text:reference-ref text:reference-format="text" text:ref-name="path semantical quality">[6]</text:reference-ref></text:span> and <text:span text:style-name="T2">the difference between Analytic</text:span><text:span text:style-name="T20"><text:reference-ref text:reference-format="text" text:ref-name="analytic philosophy">[7]</text:reference-ref></text:span><text:span text:style-name="T2"> and </text:span>Continental Philosophy<text:span text:style-name="T19"><text:reference-ref text:reference-format="text" text:ref-name="continental philosophy">[8]</text:reference-ref></text:span>, <text:span text:style-name="T3">using Seshatism vs Platonism</text:span><text:span text:style-name="T21"><text:reference-ref text:reference-format="text" text:ref-name="seshatism vs platonism">[9]</text:reference-ref></text:span><text:span text:style-name="T3"> </text:span><text:span text:style-name="T4">to formalize mathematical stereotypes</text:span><text:span text:style-name="T22"><text:reference-ref text:reference-format="text" text:ref-name="viewpoint stereotypes">[10]</text:reference-ref></text:span><text:span text:style-name="T4">.</text:span></text:p>
      <text:p text:style-name="P4"/>
      <text:p text:style-name="P6">Conservation of information in physics seems relevant for Type Theoretic Existential Philosophy.</text:p>
      <text:p text:style-name="P4"/>
      <text:p text:style-name="P5">Existential Propositions <text:span text:style-name="T4">(EP)</text:span> uses the following assumption in Intuitionistic Logic<text:span text:style-name="T19"><text:reference-ref text:reference-format="text" text:ref-name="intuitionistic logic">[11]</text:reference-ref></text:span> <text:span text:style-name="T4">(IPL)</text:span>:</text:p>
      <text:p text:style-name="P5"/>
      <text:p text:style-name="P5"><text:tab/>∀ x { ¬¬x <text:span text:style-name="Citation">⋁</text:span> ¬x }</text:p>
      <text:p text:style-name="P5"/>
      <text:p text:style-name="P5">This assumption is called “Excluded Middle for non-Existence”.</text:p>
      <text:p text:style-name="P5"/>
      <text:p text:style-name="P6">My argument is divided into 3 parts:</text:p>
      <text:p text:style-name="P6"/>
      <text:list xml:id="list686885924" text:style-name="L1">
        <text:list-item>
          <text:p text:style-name="P23">Definition of cross equality</text:p>
        </text:list-item>
        <text:list-item>
          <text:p text:style-name="P23"><text:span text:style-name="T5">C</text:span>ross equality is equivalence in EP, <text:span text:style-name="T16">but</text:span> not <text:span text:style-name="T16">in</text:span> IPL</text:p>
        </text:list-item>
        <text:list-item>
          <text:p text:style-name="P23">Interpretation of cross equality as unitary physical laws</text:p>
        </text:list-item>
      </text:list>
      <text:p text:style-name="P6"/>
      <text:h text:style-name="Heading_20_3" text:outline-level="3"><text:span text:style-name="T5">1. </text:span>Definition of cross equality</text:h>
      <text:p text:style-name="P7">Cross equality is defined as following:</text:p>
      <text:p text:style-name="P6"/>
      <text:p text:style-name="P6"><text:tab/>a =×= b<text:tab/>&lt;=&gt;<text:tab/>(a =&gt; ¬¬b) ⋀ <text:span text:style-name="T5">(b =&gt; ¬¬a)<text:tab/>Cross equality</text:span></text:p>
      <text:p text:style-name="P6"/>
      <text:p text:style-name="P7"><text:tab/><text:span text:style-name="T5">a == b<text:tab/><text:tab/>&lt;=&gt;<text:tab/>(a =&gt; b) </text:span>⋀ <text:span text:style-name="T5">(b =&gt; a)<text:tab/><text:tab/>Normal equality</text:span></text:p>
      <text:p text:style-name="P8"/>
      <text:p text:style-name="P9">Notice the similarity between cross equality and normal equality.</text:p>
      <text:p text:style-name="P9"/>
      <text:h text:style-name="Heading_20_3" text:outline-level="3"><text:span text:style-name="T6">2. C</text:span>ross equality is equivalence in EP, <text:span text:style-name="T16">but</text:span> not <text:span text:style-name="T16">in </text:span>IPL</text:h>
      <text:p text:style-name="P9">Equivalence<text:span text:style-name="T19"><text:reference-ref text:reference-format="text" text:ref-name="equivalence relation">[12]</text:reference-ref></text:span> is a binary relation that is reflexive, symmetric and transitive:</text:p>
      <text:p text:style-name="P9"/>
      <text:p text:style-name="P9"><text:tab/>a =<text:span text:style-name="T4">×</text:span>= a<text:tab/><text:tab/><text:tab/><text:tab/><text:tab/><text:tab/>Reflexivity</text:p>
      <text:p text:style-name="P9"/>
      <text:p text:style-name="P11"><text:tab/>a =<text:span text:style-name="T4">×</text:span>= b<text:tab/>=&gt;<text:tab/>b =<text:span text:style-name="T4">×</text:span>= a<text:tab/><text:tab/><text:tab/>Symmetry</text:p>
      <text:p text:style-name="P9"/>
      <text:p text:style-name="P9"><text:tab/>a =<text:span text:style-name="T4">×</text:span>= b <text:s text:c="3"/><text:span text:style-name="T4">⋀</text:span><text:tab/>b =<text:span text:style-name="T4">×</text:span>= c<text:tab/>=&gt;<text:tab/>a =<text:span text:style-name="T4">×</text:span>= c<text:tab/>Transitivity (<text:span text:style-name="T7">in </text:span>EP, <text:span text:style-name="T7">but </text:span>not <text:span text:style-name="T7">in </text:span>IPL)</text:p>
      <text:p text:style-name="P9"/>
      <text:h text:style-name="Heading_20_3" text:outline-level="3"><text:soft-page-break/>3. <text:span text:style-name="T4">Interpretation of cross equality as unitary physical laws</text:span></text:h>
      <text:p text:style-name="P9">Under transitivity of implication, there is no necessity of equality.</text:p>
      <text:p text:style-name="P9"/>
      <text:p text:style-name="P12"><text:tab/><text:span text:style-name="T8">a == b <text:s text:c="4"/></text:span><text:span text:style-name="T10">⋀</text:span><text:span text:style-name="T8"><text:tab/>b == c<text:tab/><text:tab/>=&gt;<text:tab/>a == c<text:tab/><text:tab/></text:span><text:span text:style-name="T12">Normal</text:span><text:span text:style-name="T11"> equality transitivity</text:span></text:p>
      <text:p text:style-name="P10"><text:tab/><text:span text:style-name="T7">a</text:span> =&gt; b <text:s text:c="3"/><text:span text:style-name="T4">⋀</text:span><text:tab/>b =&gt; c<text:tab/><text:tab/>=&gt;<text:tab/>a =&gt; c<text:tab/><text:tab/><text:span text:style-name="T24">Implication part</text:span></text:p>
      <text:p text:style-name="P10"/>
      <text:p text:style-name="P19">The implication part is tautological in IPL, therefore normal equality transitivity is trivial.</text:p>
      <text:p text:style-name="P10"/>
      <text:p text:style-name="P13">Therefore, from the perspective of Existential Philosophy, there is no reason to believe that <text:span text:style-name="T24">normal implication </text:span>transitivity tells something about why physical laws should be unitary.</text:p>
      <text:p text:style-name="P13"/>
      <text:p text:style-name="P13">However, when looking at the implication part of cross equality, something strange happens:</text:p>
      <text:p text:style-name="P13"/>
      <text:p text:style-name="P13"><text:tab/><text:span text:style-name="T9">a =</text:span><text:span text:style-name="T10">×</text:span><text:span text:style-name="T9">= b <text:s text:c="4"/></text:span><text:span text:style-name="T10">⋀</text:span><text:span text:style-name="T9"><text:tab/>b =</text:span><text:span text:style-name="T10">×</text:span><text:span text:style-name="T9">= c<text:tab/>=&gt;<text:tab/>a =</text:span><text:span text:style-name="T10">×</text:span><text:span text:style-name="T9">= c<text:tab/></text:span><text:span text:style-name="T8">Cross equality transitivity</text:span></text:p>
      <text:p text:style-name="P13"><text:tab/>a<text:span text:style-name="T5"> =&gt; </text:span><text:span text:style-name="T4">¬¬</text:span><text:span text:style-name="T5">b <text:s text:c="2"/></text:span><text:span text:style-name="T4">⋀</text:span><text:span text:style-name="T5"><text:tab/>b =&gt; </text:span><text:span text:style-name="T4">¬¬</text:span><text:span text:style-name="T5">c<text:tab/>=&gt;<text:tab/>a =&gt; </text:span><text:span text:style-name="T4">¬¬</text:span><text:span text:style-name="T5">c<text:tab/></text:span>Implication part</text:p>
      <text:p text:style-name="P13"/>
      <text:p text:style-name="P13">It seems intuitively that `<text:span text:style-name="T4">¬¬</text:span>b =&gt; b` should occur,</text:p>
      <text:p text:style-name="P13">but this is not possible, since EP only assumes `<text:span text:style-name="T3">∀ x { ¬¬x </text:span><text:span text:style-name="Citation"><text:span text:style-name="T3">⋁</text:span></text:span><text:span text:style-name="T3"> ¬x }</text:span>`.</text:p>
      <text:p text:style-name="P13"/>
      <text:p text:style-name="P17">Interpreted in terms of theoretical physics, `b` is an unobservable<text:span text:style-name="T19"><text:reference-ref text:reference-format="text" text:ref-name="unobservable">[13]</text:reference-ref></text:span> (an unobserved phenomena).</text:p>
      <text:p text:style-name="P13"/>
      <text:p text:style-name="P13">The trick is that <text:span text:style-name="T13">the following normal path</text:span><text:span text:style-name="T23"><text:reference-ref text:reference-format="text" text:ref-name="normal paths">[14]</text:reference-ref></text:span><text:span text:style-name="T13"> only holds in EP, </text:span><text:span text:style-name="T25">but </text:span><text:span text:style-name="T13">not in IPL:</text:span></text:p>
      <text:p text:style-name="P13"/>
      <text:p text:style-name="P13"><text:span text:style-name="T14">∴</text:span><text:tab/>eq_transitivity[eqnn_to_crosseq] =&gt; crosseq_transitivity</text:p>
      <text:p text:style-name="P13"/>
      <text:p text:style-name="P14"><text:span text:style-name="T14">∵</text:span><text:tab/><text:span text:style-name="T13">eq_transitivity : (a == b) </text:span><text:span text:style-name="T4">⋀ </text:span><text:span text:style-name="T13">(b == c) =&gt; (a == c)</text:span></text:p>
      <text:p text:style-name="P14"><text:span text:style-name="T14">∵</text:span><text:tab/><text:span text:style-name="T13">eqnn_to_crosseq : (</text:span><text:span text:style-name="T4">¬¬</text:span><text:span text:style-name="T13">a == </text:span><text:span text:style-name="T4">¬¬</text:span><text:span text:style-name="T13">b) =&gt; (a </text:span><text:span text:style-name="T5">=</text:span><text:span text:style-name="T4">×</text:span><text:span text:style-name="T5">= </text:span><text:span text:style-name="T13">b)</text:span></text:p>
      <text:p text:style-name="P14"><text:span text:style-name="T14">∵</text:span><text:tab/><text:span text:style-name="T13">crosseq_to_eqnn : (a </text:span><text:span text:style-name="T5">=</text:span><text:span text:style-name="T4">×</text:span><text:span text:style-name="T5">= </text:span><text:span text:style-name="T13">b) =&gt; (</text:span><text:span text:style-name="T4">¬¬</text:span><text:span text:style-name="T13">a == </text:span><text:span text:style-name="T4">¬¬</text:span><text:span text:style-name="T13">b)<text:tab/><text:tab/>provable in EP, but not in IPL</text:span></text:p>
      <text:p text:style-name="P14"><text:span text:style-name="T14">∵</text:span><text:tab/><text:span text:style-name="T13">crosseq_transitivity : (a </text:span><text:span text:style-name="T5">=</text:span><text:span text:style-name="T4">×</text:span><text:span text:style-name="T5">= </text:span><text:span text:style-name="T13">b) </text:span><text:span text:style-name="T4">⋀</text:span><text:span text:style-name="T13"> (b </text:span><text:span text:style-name="T5">=</text:span><text:span text:style-name="T4">×</text:span><text:span text:style-name="T5">= </text:span><text:span text:style-name="T13">c) =&gt; (a </text:span><text:span text:style-name="T5">=</text:span><text:span text:style-name="T4">×</text:span><text:span text:style-name="T5">= </text:span><text:span text:style-name="T13">c)</text:span></text:p>
      <text:p text:style-name="P14"><text:span text:style-name="T14">∵</text:span><text:tab/><text:span text:style-name="T13">inv(eqnn_to_crosseq) &lt;=&gt; crosseq_to_eqnn</text:span></text:p>
      <text:p text:style-name="P14"/>
      <text:p text:style-name="P15">The function `eqnn_to_crosseq` is partial, so the normal path uses `=&gt;` instead of `&lt;=&gt;`.</text:p>
      <text:p text:style-name="P15"/>
      <text:p text:style-name="P17">The function `crosseq_transitivity` can be defined using following proof:</text:p>
      <text:p text:style-name="P15"/>
      <text:p text:style-name="P16"><text:span text:style-name="T15">∵</text:span><text:tab/><text:span text:style-name="T7">crosseq_transitivity</text:span></text:p>
      <text:p text:style-name="P16"><text:span text:style-name="T15">∴</text:span><text:tab/><text:span text:style-name="T7">eq_transitivity[eqnn_to_crosseq]</text:span></text:p>
      <text:p text:style-name="P16"><text:span text:style-name="T15">∴</text:span><text:tab/><text:span text:style-name="T7">eqnn_to_crosseq · </text:span>eq_transitivity · (inv(eqnn_to_crosseq) · fst, inv(eqnn_to_crosseq) · snd)</text:p>
      <text:p text:style-name="P16"><text:span text:style-name="T15">∴</text:span><text:tab/><text:span text:style-name="T7">eqnn_to_crosseq · </text:span>eq_transitivity · (crosseq_to_eqnn · fst, crosseq_to_eqnn · snd)</text:p>
      <text:p text:style-name="P15"/>
      <text:p text:style-name="P17">Therefore, it is necessary for the implication part of cross equality that there is an equivalence.</text:p>
      <text:p text:style-name="P17"/>
      <text:p text:style-name="P17">Interpreted in terms of theoretical physics,</text:p>
      <text:p text:style-name="P17">cross equality in EP models the logical foundation of unitary physical laws.</text:p>
      <text:p text:style-name="P17"/>
      <text:p text:style-name="P17">With other words, unitary physical laws are necessary in the presence of causality through unobservables.</text:p>
      <text:p text:style-name="P17"/>
      <text:h text:style-name="P22" text:outline-level="3">References:</text:h>
      <text:p text:style-name="P18"/>
      <text:p text:style-name="P18"><text:reference-mark-start text:name="theoretical physics"/>[1]<text:reference-mark-end text:name="theoretical physics"/><text:tab/>“Theoretical physics”</text:p>
      <text:p text:style-name="P18"><text:tab/>Wikipedia</text:p>
      <text:p text:style-name="P18"><text:tab/><text:a xlink:type="simple" xlink:href="https://en.wikipedia.org/wiki/Theoretical_physics" text:style-name="Internet_20_link" text:visited-style-name="Visited_20_Internet_20_Link"><text:span text:style-name="T18">https://en.wikipedia.org/wiki/Theoretical_physics</text:span></text:a></text:p>
      <text:p text:style-name="P18"/>
      <text:p text:style-name="P18"><text:reference-mark-start text:name="black hole information paradox"/>[2]<text:reference-mark-end text:name="black hole information paradox"/><text:tab/>“Black hole information paradox”</text:p>
      <text:p text:style-name="P18"><text:tab/>Wikipedia</text:p>
      <text:p text:style-name="P18"><text:tab/><text:a xlink:type="simple" xlink:href="https://en.wikipedia.org/wiki/Black_hole_information_paradox" text:style-name="Internet_20_link" text:visited-style-name="Visited_20_Internet_20_Link"><text:span text:style-name="T18">https://en.wikipedia.org/wiki/Black_hole_information_paradox</text:span></text:a></text:p>
      <text:p text:style-name="P18"/>
      <text:p text:style-name="P18"><text:reference-mark-start text:name="quantum mechanics"/>[3]<text:reference-mark-end text:name="quantum mechanics"/><text:tab/>“Quantum mechanics”</text:p>
      <text:p text:style-name="P18"><text:tab/>Wikipedia</text:p>
      <text:p text:style-name="P18"><text:tab/><text:a xlink:type="simple" xlink:href="https://en.wikipedia.org/wiki/Quantum_mechanics" text:style-name="Internet_20_link" text:visited-style-name="Visited_20_Internet_20_Link"><text:span text:style-name="T18">https://en.wikipedia.org/wiki/Quantum_mechanics</text:span></text:a></text:p>
      <text:p text:style-name="P18"/>
      <text:p text:style-name="P18"><text:reference-mark-start text:name="unitary"/>[4]<text:reference-mark-end text:name="unitary"/><text:tab/>“Unitary (physics)”</text:p>
      <text:p text:style-name="P18"><text:tab/>Wikipedia</text:p>
      <text:p text:style-name="P18"><text:tab/><text:a xlink:type="simple" xlink:href="https://en.wikipedia.org/wiki/Unitarity_(physics" text:style-name="Internet_20_link" text:visited-style-name="Visited_20_Internet_20_Link"><text:span text:style-name="T18">https://en.wikipedia.org/wiki/Unitarity_(physics</text:span></text:a><text:span text:style-name="T18">)</text:span></text:p>
      <text:p text:style-name="P18"/>
      <text:p text:style-name="P18"><text:reference-mark-start text:name="abandon cogito"/>[5]<text:reference-mark-end text:name="abandon cogito"/><text:tab/>“Let’s Abandon the Cogito and Use Type Theory Instead”</text:p>
      <text:p text:style-name="P18"><text:tab/>AdvancedResearch blog: Sven Nilsen, 2022</text:p>
      <text:p text:style-name="P18"><text:tab/><text:a xlink:type="simple" xlink:href="https://advancedresearch.github.io/blog/2022-02-16-lets-abandon-the-cogito-and-use-type-theory-instead" text:style-name="Internet_20_link" text:visited-style-name="Visited_20_Internet_20_Link"><text:span text:style-name="T18">https://advancedresearch.github.io/blog/2022-02-16-lets-abandon-the-cogito-and-use-type-theory-instead</text:span></text:a></text:p>
      <text:p text:style-name="P18"/>
      <text:p text:style-name="P18"><text:reference-mark-start text:name="path semantical quality"/>[6]<text:reference-mark-end text:name="path semantical quality"/><text:tab/>“Path Semantical Quality”</text:p>
      <text:p text:style-name="P18"><text:tab/>Sven Nilsen, 2021</text:p>
      <text:p text:style-name="P18"><text:tab/><text:a xlink:type="simple" xlink:href="https://github.com/advancedresearch/path_semantics/blob/master/papers-wip2/path-semantical-quality.pdf" text:style-name="Internet_20_link" text:visited-style-name="Visited_20_Internet_20_Link"><text:span text:style-name="T18">https://github.com/advancedresearch/path_semantics/blob/master/papers-wip2/path-semantical-quality.pdf</text:span></text:a></text:p>
      <text:p text:style-name="P18"/>
      <text:p text:style-name="P18"><text:reference-mark-start text:name="analytic philosophy"/>[7]<text:reference-mark-end text:name="analytic philosophy"/><text:tab/>“Analytic philosophy”</text:p>
      <text:p text:style-name="P18"><text:tab/>Wikipedia</text:p>
      <text:p text:style-name="P18"><text:tab/><text:a xlink:type="simple" xlink:href="https://en.wikipedia.org/wiki/Analytic_philosophy" text:style-name="Internet_20_link" text:visited-style-name="Visited_20_Internet_20_Link"><text:span text:style-name="T18">https://en.wikipedia.org/wiki/Analytic_philosophy</text:span></text:a></text:p>
      <text:p text:style-name="P18"/>
      <text:p text:style-name="P18"><text:reference-mark-start text:name="continental philosophy"/>[8]<text:reference-mark-end text:name="continental philosophy"/><text:tab/>“Continental philosophy”</text:p>
      <text:p text:style-name="P18"><text:tab/>Wikipedia</text:p>
      <text:p text:style-name="P18"><text:tab/><text:a xlink:type="simple" xlink:href="https://en.wikipedia.org/wiki/Continental_philosophy" text:style-name="Internet_20_link" text:visited-style-name="Visited_20_Internet_20_Link"><text:span text:style-name="T18">https://en.wikipedia.org/wiki/Continental_philosophy</text:span></text:a></text:p>
      <text:p text:style-name="P18"/>
      <text:p text:style-name="P19"><text:reference-mark-start text:name="seshatism vs platonism"/>[9]<text:reference-mark-end text:name="seshatism vs platonism"/><text:tab/>“Seshatism vs Platonism”</text:p>
      <text:p text:style-name="P19"><text:tab/>AdvancedResearch – Summary page on Avatar Extensions</text:p>
      <text:p text:style-name="P19"><text:tab/><text:a xlink:type="simple" xlink:href="https://advancedresearch.github.io/avatar-extensions/summary.html#seshatism-vs-platonism" text:style-name="Internet_20_link" text:visited-style-name="Visited_20_Internet_20_Link"><text:span text:style-name="T18">https://advancedresearch.github.io/avatar-extensions/summary.html#seshatism-vs-platonism</text:span></text:a></text:p>
      <text:p text:style-name="P19"/>
      <text:p text:style-name="P19"><text:reference-mark-start text:name="viewpoint stereotypes"/>[10]<text:reference-mark-end text:name="viewpoint stereotypes"/><text:tab/>“Viewpoint stereotypes of mathematics”</text:p>
      <text:p text:style-name="P19"><text:tab/>AdvancedResearch – Joker Calculus</text:p>
      <text:p text:style-name="P19"><text:tab/><text:a xlink:type="simple" xlink:href="https://github.com/advancedresearch/joker_calculus/issues/18" text:style-name="Internet_20_link" text:visited-style-name="Visited_20_Internet_20_Link"><text:span text:style-name="T18">https://github.com/advancedresearch/joker_calculus/issues/18</text:span></text:a></text:p>
      <text:p text:style-name="P19"/>
      <text:p text:style-name="P19"><text:reference-mark-start text:name="intuitionistic logic"/>[11]<text:reference-mark-end text:name="intuitionistic logic"/><text:tab/>“Intuitionistic logic”</text:p>
      <text:p text:style-name="P19"><text:tab/>Wikipedia</text:p>
      <text:p text:style-name="P19"><text:tab/><text:a xlink:type="simple" xlink:href="https://en.wikipedia.org/wiki/Intuitionistic_logic" text:style-name="Internet_20_link" text:visited-style-name="Visited_20_Internet_20_Link"><text:span text:style-name="T18">https://en.wikipedia.org/wiki/Intuitionistic_logic</text:span></text:a></text:p>
      <text:p text:style-name="P19"/>
      <text:p text:style-name="P19"><text:reference-mark-start text:name="equivalence relation"/>[12]<text:reference-mark-end text:name="equivalence relation"/><text:tab/>“Equivalence relation”</text:p>
      <text:p text:style-name="P19"><text:tab/>Wikipedia</text:p>
      <text:p text:style-name="P19"><text:tab/><text:a xlink:type="simple" xlink:href="https://en.wikipedia.org/wiki/Equivalence_relation" text:style-name="Internet_20_link" text:visited-style-name="Visited_20_Internet_20_Link"><text:span text:style-name="T18">https://en.wikipedia.org/wiki/Equivalence_relation</text:span></text:a></text:p>
      <text:p text:style-name="P19"/>
      <text:p text:style-name="P20"><text:reference-mark-start text:name="unobservable"/>[13]<text:reference-mark-end text:name="unobservable"/><text:tab/>“Unobservable”</text:p>
      <text:p text:style-name="P19"><text:tab/>Wikipedia</text:p>
      <text:p text:style-name="P19"><text:tab/><text:a xlink:type="simple" xlink:href="https://en.wikipedia.org/wiki/Unobservable" text:style-name="Internet_20_link" text:visited-style-name="Visited_20_Internet_20_Link"><text:span text:style-name="T18">https://en.wikipedia.org/wiki/Unobservable</text:span></text:a></text:p>
      <text:p text:style-name="P19"/>
      <text:p text:style-name="P21"><text:reference-mark-start text:name="normal paths"/>[14]<text:reference-mark-end text:name="normal paths"/><text:tab/>“Normal Paths”</text:p>
      <text:p text:style-name="P21"><text:tab/>Sven Nilsen, 2019</text:p>
      <text:p text:style-name="P21"><text:tab/><text:a xlink:type="simple" xlink:href="https://github.com/advancedresearch/path_semantics/blob/master/papers-wip/normal-paths.pdf" text:style-name="Internet_20_link" text:visited-style-name="Visited_20_Internet_20_Link"><text:span text:style-name="T18">https://github.com/advancedresearch/path_semantics/blob/master/papers-wip/normal-paths.pdf</text:span></text:a></text:p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6:36:33.375967523</meta:creation-date>
    <dc:date>2022-02-19T19:07:19.449843810</dc:date>
    <meta:editing-duration>PT5M27S</meta:editing-duration>
    <meta:editing-cycles>2</meta:editing-cycles>
    <meta:generator>LibreOffice/7.2.2.2$MacOSX_X86_64 LibreOffice_project/02b2acce88a210515b4a5bb2e46cbfb63fe97d56</meta:generator>
    <meta:document-statistic meta:table-count="0" meta:image-count="0" meta:object-count="0" meta:page-count="4" meta:paragraph-count="97" meta:word-count="733" meta:character-count="5454" meta:non-whitespace-character-count="4751"/>
  </office:meta>
</office:document-meta>
</file>